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 text:style-name="P1"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 text:style-name="P1"><text:span text:style-name="T1">n</text:span></text:p>
          </draw:text-box>
        </draw:frame>
        <draw:frame draw:style-name="gr1" draw:text-style-name="P1" draw:layer="layout" svg:width="9.873cm" svg:height="2.092cm" svg:x="1.661cm" svg:y="4.838cm">
          <draw:text-box>
            <text:p><text:span text:style-name="T1">5 = 1 </text:span><text:span text:style-name="T2">+</text:span><text:span text:style-name="T1"> 1 </text:span><text:span text:style-name="T3">+</text:span><text:span text:style-name="T1"> 1 + 1 </text:span><text:span text:style-name="T3">+</text:span><text:span text:style-name="T1">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1:59:17.262028151</dc:date>
    <dc:creator>elucterio </dc:creator>
    <meta:editing-duration>PT9M55S</meta:editing-duration>
    <meta:editing-cycles>6</meta:editing-cycles>
    <meta:generator>LibreOffice/4.2.8.2$Linux_X86_64 LibreOffice_project/420m0$Build-2</meta:generator>
    <meta:document-statistic meta:object-count="4"/>
  </office:meta>
</office:document-meta>
</file>